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automatic-styles>
    <style:style style:name="T1" style:family="text">
      <style:text-properties officeooo:rsid="000881a8"/>
    </style:style>
    <style:style style:name="T2" style:family="text">
      <style:text-properties officeooo:rsid="000978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text:span text:style-name="T2">Lost</text:span><text:span text:style-name="T1"> </text:span>?</text:p>
      <text:p text:style-name="Text_20_body">Essayez un lien ci-dessus ou tentez une recherche dans le corpus<text:span text:style-name="T1"> </text:span>: entrez un mot ou un lemme soit en caractères grecs (les accents, esprits et iotas souscrits ne sont pas pris en compte), soit en caractères latins (en suivant les conventions du Beta code<text:span text:style-name="T1"> </text:span>: z = ζ, h = η, q = θ, c = ξ, f = φ, x = χ, y = ψ, w = ω).</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ans-serif" svg:font-family="sans-serif"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Text_20_body" style:display-name="Text body" style:family="paragraph" style:parent-style-name="Standard" style:class="text">
      <style:paragraph-properties fo:margin-top="0cm" fo:margin-bottom="0.499cm" style:contextual-spacing="false"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4T23:56:59.977000000</meta:creation-date>
    <dc:date>2022-06-15T03:12:39.540000000</dc:date>
    <meta:editing-duration>PT2M12S</meta:editing-duration>
    <meta:editing-cycles>2</meta:editing-cycles>
    <meta:generator>LibreOffice/7.3.4.2$Windows_X86_64 LibreOffice_project/728fec16bd5f605073805c3c9e7c4212a0120dc5</meta:generator>
    <meta:document-statistic meta:table-count="0" meta:image-count="0" meta:object-count="0" meta:page-count="1" meta:paragraph-count="2" meta:word-count="72" meta:character-count="319" meta:non-whitespace-character-count="249"/>
  </office:meta>
</office:document-meta>
</file>